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185.41pt"/>
    </style:style>
    <style:style style:name="co3" style:family="table-column">
      <style:table-column-properties fo:break-before="auto" style:column-width="57.49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cb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# PcbBOM Version 1.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# Date: Sun 28 Jan 2018 07:52:13 PM GMT UTC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# Author: jeff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# Title: (unknown) - PCB BO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# Quantity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RefDes</text:p>
          </table:table-cell>
          <table:table-cell table:style-name="Default"/>
          <table:table-cell office:value-type="string" calcext:value-type="string">
            <text:p>on 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_alum_4700uf_snap</text:p>
          </table:table-cell>
          <table:table-cell office:value-type="string" calcext:value-type="string">
            <text:p>4700uF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<text:a xlink:href="https://www.digikey.com/scripts/DkSearch/dksus.dll?Detail&amp;itemSeq=249465557&amp;uq=636527389675118514" xlink:type="simple">495-6160-ND</text:a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_1uf_tdk</text:p>
          </table:table-cell>
          <table:table-cell office:value-type="string" calcext:value-type="string">
            <text:p>1000PF</text:p>
          </table:table-cell>
          <table:table-cell office:value-type="string" calcext:value-type="string">
            <text:p>C10 C5 </text:p>
          </table:table-cell>
          <table:table-cell office:value-type="string" calcext:value-type="string">
            <text:p><text:a xlink:href="https://www.digikey.com/scripts/DkSearch/dksus.dll?Detail&amp;itemSeq=250328946&amp;uq=636527445050672579" xlink:type="simple">BC2659CT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_1uf_tdk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1 </text:p>
          </table:table-cell>
          <table:table-cell office:value-type="string" calcext:value-type="string">
            <text:p><text:a xlink:href="https://www.digikey.com/scripts/DkSearch/dksus.dll?Detail&amp;itemSeq=249469957&amp;uq=636527445050602579" xlink:type="simple">BC1084CT-ND</text:a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p-panasonic-220uf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2 C3 </text:p>
          </table:table-cell>
          <table:table-cell office:value-type="string" calcext:value-type="string">
            <text:p><text:a xlink:href="https://www.digikey.com/scripts/DkSearch/dksus.dll?Detail&amp;itemSeq=249641194&amp;uq=636527445050642579" xlink:type="simple">P5166-ND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p_1uf_tdk</text:p>
          </table:table-cell>
          <table:table-cell office:value-type="string" calcext:value-type="string">
            <text:p>10000PF</text:p>
          </table:table-cell>
          <table:table-cell office:value-type="string" calcext:value-type="string">
            <text:p>C7 C4 </text:p>
          </table:table-cell>
          <table:table-cell table:style-name="ce2" office:value-type="string" calcext:value-type="string">
            <text:p><text:a xlink:href="https://www.digikey.com/scripts/DkSearch/dksus.dll?Detail&amp;itemSeq=249470439&amp;uq=636527445050602579" xlink:type="simple">BC2662CT-ND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_1uf_tdk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9 C8 C6 </text:p>
          </table:table-cell>
          <table:table-cell office:value-type="string" calcext:value-type="string">
            <text:p><text:a xlink:href="https://www.digikey.com/scripts/DkSearch/dksus.dll?Detail&amp;itemSeq=249649846&amp;uq=636527445050652579" xlink:type="simple">445-173579-1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-41</text:p>
          </table:table-cell>
          <table:table-cell office:value-type="string" calcext:value-type="string">
            <text:p>30V_500W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<text:a xlink:href="https://www.digikey.com/scripts/DkSearch/dksus.dll?Detail&amp;itemSeq=249464798&amp;uq=636527445050582579" xlink:type="simple">1N5821FSCT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holder_356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<text:a xlink:href="https://www.digikey.com/scripts/DkSearch/dksus.dll?Detail&amp;itemSeq=249463733&amp;uq=636527445050582579" xlink:type="simple">36-3568-ND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RMINAL-BLOCK-3_5MM-2POS-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3 J2 J1 </text:p>
          </table:table-cell>
          <table:table-cell office:value-type="string" calcext:value-type="string">
            <text:p><text:a xlink:href="https://www.digikey.com/scripts/DkSearch/dksus.dll?Detail&amp;itemSeq=249564256&amp;uq=636527445050622579" xlink:type="simple">ED2639-ND</text:a>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UMPER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4 J9 </text:p>
          </table:table-cell>
          <table:table-cell office:value-type="string" calcext:value-type="string">
            <text:p><text:a xlink:href="https://www.digikey.com/scripts/DkSearch/dksus.dll?Detail&amp;itemSeq=249569654&amp;uq=636527445050632579" xlink:type="simple">S1012EC-40-ND</text:a></text:p>
          </table:table-cell>
          <table:table-cell office:value-type="string" calcext:value-type="string">
            <text:p>lot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EADER2_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6 J5 J7 </text:p>
          </table:table-cell>
          <table:table-cell office:value-type="string" calcext:value-type="string">
            <text:p><text:a xlink:href="https://www.digikey.com/scripts/DkSearch/dksus.dll?Detail&amp;itemSeq=249569654&amp;uq=636527445050632579" xlink:type="simple">S1012EC-40-ND</text:a></text:p>
          </table:table-cell>
          <table:table-cell office:value-type="string" calcext:value-type="string">
            <text:p>lo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1_inch_1p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8 </text:p>
          </table:table-cell>
          <table:table-cell office:value-type="string" calcext:value-type="string">
            <text:p><text:a xlink:href="https://www.digikey.com/scripts/DkSearch/dksus.dll?Detail&amp;itemSeq=249569654&amp;uq=636527445050632579" xlink:type="simple">S1012EC-40-ND</text:a></text:p>
          </table:table-cell>
          <table:table-cell office:value-type="string" calcext:value-type="string">
            <text:p>lo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-680UH-Murata</text:p>
          </table:table-cell>
          <table:table-cell office:value-type="string" calcext:value-type="string">
            <text:p>680uH</text:p>
          </table:table-cell>
          <table:table-cell office:value-type="string" calcext:value-type="string">
            <text:p>L1 </text:p>
          </table:table-cell>
          <table:table-cell office:value-type="string" calcext:value-type="string">
            <text:p><text:a xlink:href="https://www.digikey.com/scripts/DkSearch/dksus.dll?Detail&amp;itemSeq=249539226&amp;uq=636527445050612579" xlink:type="simple">811-2093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2 </text:p>
          </table:table-cell>
          <table:table-cell office:value-type="string" calcext:value-type="string">
            <text:p><text:a xlink:href="https://www.digikey.com/scripts/DkSearch/dksus.dll?Detail&amp;itemSeq=250329071&amp;uq=636527448131313549" xlink:type="simple">AB3X2X45W-ND</text:a>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-0.125w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4 </text:p>
          </table:table-cell>
          <table:table-cell office:value-type="string" calcext:value-type="string">
            <text:p><text:a xlink:href="https://www.digikey.com/scripts/DkSearch/dksus.dll?Detail&amp;itemSeq=250323709&amp;uq=636527448131303548" xlink:type="simple">RNF18FTD100KCT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-0.125w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5 </text:p>
          </table:table-cell>
          <table:table-cell office:value-type="string" calcext:value-type="string">
            <text:p><text:a xlink:href="https://www.digikey.com/scripts/DkSearch/dksus.dll?Detail&amp;itemSeq=250323722&amp;uq=636527448131303548" xlink:type="simple">RNF18FTD10K0CT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istor_0.25W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6 </text:p>
          </table:table-cell>
          <table:table-cell office:value-type="string" calcext:value-type="string">
            <text:p><text:a xlink:href="https://www.digikey.com/scripts/DkSearch/dksus.dll?Detail&amp;itemSeq=250323749&amp;uq=636527448131303548" xlink:type="simple">S560CACT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-0.125w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7 </text:p>
          </table:table-cell>
          <table:table-cell office:value-type="string" calcext:value-type="string">
            <text:p><text:a xlink:href="https://www.digikey.com/scripts/DkSearch/dksus.dll?Detail&amp;itemSeq=250329199&amp;uq=636527450209858453" xlink:type="simple">100QBK-ND</text:a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-0.125w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9 R3 R8 R10 R1 R2 R11 </text:p>
          </table:table-cell>
          <table:table-cell office:value-type="string" calcext:value-type="string">
            <text:p><text:a xlink:href="https://www.digikey.com/scripts/DkSearch/dksus.dll?Detail&amp;itemSeq=249469362&amp;uq=636527450209778445" xlink:type="simple">CF18JT1K00CT-ND</text:a>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ather_m0_wif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1 </text:p>
          </table:table-cell>
          <table:table-cell table:style-name="Default" office:value-type="string" calcext:value-type="string">
            <text:p><text:a xlink:href="https://www.adafruit.com/product/3010" xlink:type="simple">https://www.adafruit.com/product/3010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d182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<text:a xlink:href="https://www.digikey.com/scripts/DkSearch/dksus.dll?Detail&amp;itemSeq=249468768&amp;uq=636527450209778445" xlink:type="simple">LMD18200T/NOPB-ND</text:a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3 </text:p>
          </table:table-cell>
          <table:table-cell office:value-type="string" calcext:value-type="string">
            <text:p><text:a xlink:href="https://www.digikey.com/scripts/DkSearch/dksus.dll?Detail&amp;itemSeq=249539729&amp;uq=636527450209798447" xlink:type="simple">576-1514-5-ND</text:a></text:p>
          </table:table-cell>
          <table:table-cell office:value-type="string" calcext:value-type="string">
            <text:p>could probably cobble in a regulator I already hav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BP306GTB-bridge-rec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4 U5 </text:p>
          </table:table-cell>
          <table:table-cell office:value-type="string" calcext:value-type="string">
            <text:p><text:a xlink:href="https://www.digikey.com/scripts/DkSearch/dksus.dll?Detail&amp;itemSeq=249463235&amp;uq=636527450209758443" xlink:type="simple">1655-1831-ND</text:a></text:p>
          </table:table-cell>
          <table:table-cell office:value-type="string" calcext:value-type="string">
            <text:p>couple of scrounged guys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lect-int-SFH-9206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6 </text:p>
          </table:table-cell>
          <table:table-cell office:value-type="string" calcext:value-type="string">
            <text:p><text:a xlink:href="https://www.digikey.com/scripts/DkSearch/dksus.dll?Detail&amp;itemSeq=249484910&amp;uq=636527450209788446" xlink:type="simple">475-3531-1-ND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mper wire 4pos</text:p>
          </table:table-cell>
          <table:table-cell table:number-columns-repeated="2"/>
          <table:table-cell office:value-type="string" calcext:value-type="string">
            <text:p><text:a xlink:href="https://www.digikey.com/scripts/DkSearch/dksus.dll?Detail&amp;itemSeq=249569327&amp;uq=636527450209808448" xlink:type="simple">1175-1260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 3A</text:p>
          </table:table-cell>
          <table:table-cell table:number-columns-repeated="2"/>
          <table:table-cell office:value-type="string" calcext:value-type="string">
            <text:p><text:a xlink:href="https://www.digikey.com/scripts/DkSearch/dksus.dll?Detail&amp;itemSeq=249581503&amp;uq=636527450209818449" xlink:type="simple">F6073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N HEADER FEM 12POS.1" SGL TIN</text:p>
          </table:table-cell>
          <table:table-cell table:number-columns-repeated="2"/>
          <table:table-cell office:value-type="string" calcext:value-type="string">
            <text:p><text:a xlink:href="https://www.digikey.com/scripts/DkSearch/dksus.dll?Detail&amp;itemSeq=249569895&amp;uq=636527450209818449" xlink:type="simple">S6100-ND</text:a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N HEADER FEMALE 16POS.1" TIN</text:p>
          </table:table-cell>
          <table:table-cell table:number-columns-repeated="2"/>
          <table:table-cell office:value-type="string" calcext:value-type="string">
            <text:p><text:a xlink:href="https://www.digikey.com/scripts/DkSearch/dksus.dll?Detail&amp;itemSeq=249569898&amp;uq=636527450209818449" xlink:type="simple">S7014-ND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pcb.bom'.A5:'pcb.bom'.D3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8:01:40.060258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8T15:10:04.805624061</dc:date>
    <meta:editing-duration>PT17M42S</meta:editing-duration>
    <meta:editing-cycles>5</meta:editing-cycles>
    <meta:generator>LibreOffice/5.1.6.2$Linux_X86_64 LibreOffice_project/10m0$Build-2</meta:generator>
    <meta:document-statistic meta:table-count="1" meta:cell-count="150" meta:object-count="0"/>
  </office:meta>
</office:document-meta>
</file>